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759ad" officeooo:paragraph-rsid="001759a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officeooo:rsid="001759ad" officeooo:paragraph-rsid="001759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paragraph-rsid="0020c39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paragraph-rsid="0022142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9" style:family="paragraph">
      <style:paragraph-properties fo:text-align="center"/>
    </style:style>
    <style:style style:name="T1" style:family="text">
      <style:text-properties officeooo:rsid="001d199f"/>
    </style:style>
    <style:style style:name="T2" style:family="text">
      <style:text-properties officeooo:rsid="001d6067"/>
    </style:style>
    <style:style style:name="T3" style:family="text">
      <style:text-properties officeooo:rsid="001f1626"/>
    </style:style>
    <style:style style:name="T4" style:family="text">
      <style:text-properties officeooo:rsid="0020c390"/>
    </style:style>
    <style:style style:name="T5" style:family="text">
      <style:text-properties fo:font-weight="bold" officeooo:rsid="001d6067" style:font-weight-asian="bold" style:font-weight-complex="bold"/>
    </style:style>
    <style:style style:name="T6" style:family="text">
      <style:text-properties fo:font-weight="bold" officeooo:rsid="001f1626" style:font-weight-asian="bold" style:font-weight-complex="bold"/>
    </style:style>
    <style:style style:name="T7" style:family="text">
      <style:text-properties fo:font-weight="bold" officeooo:rsid="0020c390" style:font-weight-asian="bold" style:font-weight-complex="bold"/>
    </style:style>
    <style:style style:name="T8" style:family="text">
      <style:text-properties fo:font-weight="bold" officeooo:rsid="00221427" style:font-weight-asian="bold" style:font-weight-complex="bold"/>
    </style:style>
    <style:style style:name="T9" style:family="text">
      <style:text-properties officeooo:rsid="00221427"/>
    </style:style>
    <style:style style:name="T10" style:family="text">
      <style:text-properties officeooo:rsid="002328f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933cm" fo:min-width="4.7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005cm" fo:min-width="1.9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979cm" fo:min-width="2.3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242cm" fo:min-width="3.7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722cm" fo:min-width="3.0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827cm" fo:min-width="2.9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531cm" fo:min-width="1.6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2.007cm" fo:min-width="3.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933cm" fo:min-width="3.7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409cm" fo:min-width="2.4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771cm" fo:min-width="1.7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695cm" fo:min-width="4.2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147cm" fo:min-width="2.2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1.436cm" fo:min-width="4.9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uencia de arranque de un ordenador</text:p>
      <text:p text:style-name="P2"/>
      <text:p text:style-name="P2"/>
      <text:p text:style-name="P8">Se solicito una descripción de los pasos principales que tienen lugar en un ordenador desde que se enciende hasta que presenta la interfaz gráfica. La descripción llevará texto y un diagrama de flujo [1] que describa la secuencia de acciones.<text:line-break/>Se han de mencionar y describir los siguientes 8 elementos dentro de la descripción:<text:line-break/>BIOS, POST, MBR, cargador (o gestor) de arranque, núcleo del sistema operativo, drivers de un sistema operativo, servicios de un sistema operativo e interfaz de usuario del sistema operativo<text:line-break/>Cada elemento correctamente descrito y que aparezca en el diagrama puntuará 1/8 de la calificación de esta actividad. </text:p>
      <text:p text:style-name="P2"/>
      <text:p text:style-name="P2"/>
      <text:p text:style-name="P2">- <text:span text:style-name="T1">Encendemos el ordenador, en este comento la corriente eléctrica pasa a travé</text:span><text:span text:style-name="T2">s</text:span><text:span text:style-name="T1"> de la fuente de alimentaci</text:span><text:span text:style-name="T2">ó</text:span><text:span text:style-name="T1">n, </text:span><text:span text:style-name="T2">la cual distribuye las diferentes tensiones o voltajes a la placa base, incluyendo el micropocesador o </text:span><text:span text:style-name="T5">CPU</text:span><text:span text:style-name="T2">.</text:span></text:p>
      <text:p text:style-name="P2"/>
      <text:p text:style-name="P2">- <text:span text:style-name="T2">Cuando la </text:span><text:span text:style-name="T5">CPU</text:span><text:span text:style-name="T2"> recibe corriente envía una orden al chip de memoria del </text:span><text:span text:style-name="T5">BIOS</text:span><text:span text:style-name="T2">, donde se encuentran grabadas las rutas del </text:span><text:span text:style-name="T5">POST</text:span><text:span text:style-name="T2"> (Autocomprobación diagnostisca de encendido) o programa de arranque.</text:span></text:p>
      <text:p text:style-name="P2"/>
      <text:p text:style-name="P2">- <text:span text:style-name="T3">Cuando la </text:span><text:span text:style-name="T6">BIOS</text:span><text:span text:style-name="T3"> recibe la orden del micropocesador, el </text:span><text:span text:style-name="T6">POST</text:span><text:span text:style-name="T3"> comienza a ejecutar una secuencia de diagnostico de todo el hardware conectado.</text:span></text:p>
      <text:p text:style-name="P2"/>
      <text:p text:style-name="P2">- <text:span text:style-name="T3">Si el diagnostico es correcto la </text:span><text:span text:style-name="T6">BIOS</text:span><text:span text:style-name="T3"> nos mostrara en en monitor información . A partir del momento en que comienza el chequeo de la memoria </text:span><text:span text:style-name="T6">RAM</text:span><text:span text:style-name="T3">, un contador numérico muestra la cantidad de bytes que va comprobando; sino hay ning</text:span><text:span text:style-name="T10">ú</text:span><text:span text:style-name="T3">n fallo, la cifra que aparece al final de la operación coincidirá con la cantidad total de megabytes instalada y disponible en memoria </text:span><text:span text:style-name="T6">RAM</text:span><text:span text:style-name="T3">. </text:span></text:p>
      <text:p text:style-name="P2"/>
      <text:p text:style-name="P6">- <text:span text:style-name="T4">Un error en la </text:span><text:span text:style-name="T7">BIOS</text:span><text:span text:style-name="T4"> se puede catalogar bien como Grave o No Grave.</text:span></text:p>
      <text:p text:style-name="P6">- <text:span text:style-name="T4">No Grave, <text:s/>la </text:span><text:span text:style-name="T7">BIOS</text:span><text:span text:style-name="T4"> muestra un mensaje en pantalla o de beeep sin que el proceso de vea afectado.</text:span></text:p>
      <text:p text:style-name="P6">- <text:span text:style-name="T4">Grave, el ordenador se bloquea o no enciende.</text:span></text:p>
      <text:p text:style-name="P6"/>
      <text:p text:style-name="P6">- <text:span text:style-name="T4">En caso de que todo sea correcto la </text:span><text:span text:style-name="T7">BIOS</text:span><text:span text:style-name="T4"> se dirigira al </text:span><text:span text:style-name="T7">boot sector(sector de arranque del disco duro)</text:span><text:span text:style-name="T4"> para seguir con el arranque.</text:span></text:p>
      <text:p text:style-name="P6"/>
      <text:p text:style-name="P7">- <text:span text:style-name="T4">La </text:span><text:span text:style-name="T7">BIOS</text:span><text:span text:style-name="T4"> carga el Registro de arranque principal(</text:span><text:span text:style-name="T7">MBR</text:span><text:span text:style-name="T4">)</text:span></text:p>
      <text:p text:style-name="P7"/>
      <text:p text:style-name="P7">- <text:span text:style-name="T9">La </text:span><text:span text:style-name="T8">MBR</text:span><text:tab/><text:span text:style-name="T9">contiene las instrucciones de código maquina para el arranque del equipo, asi como la tabla de particiones.</text:span></text:p>
      <text:p text:style-name="P7"/>
      <text:p text:style-name="P7">-<text:span text:style-name="T9">El control pasa al </text:span><text:span text:style-name="T8">gestor de arranque , </text:span><text:span text:style-name="T9">en caso de tener un solo sistema operativo la siguiente gestión no aparecera en pantalla. Si tenemos más de uno nos dara a elegir.</text:span></text:p>
      <text:p text:style-name="P7"/>
      <text:p text:style-name="P7">- <text:span text:style-name="T9">A partir de este momento se cargaran los </text:span><text:span text:style-name="T8">Drivers</text:span><text:span text:style-name="T9"> necesarios y el control pasara al </text:span><text:span text:style-name="T8">sistema operativo</text:span><text:span text:style-name="T9">.</text:span></text:p>
      <text:p text:style-name="P7"/>
      <text:p text:style-name="P7"><draw:custom-shape text:anchor-type="paragraph" draw:z-index="0" draw:name="Forma 1" draw:style-name="gr15" svg:width="5.107cm" svg:height="1.588cm" svg:x="5.893cm" svg:y="-0.228cm"><text:p text:style-name="P9">Encendido</text:p><text:p text:style-name="P9">Botón de Inici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7"><draw:line text:anchor-type="paragraph" draw:z-index="10" draw:name="Línea vertical 1" draw:style-name="gr1" draw:text-style-name="P9" svg:x1="8.38cm" svg:y1="0.873cm" svg:x2="8.38cm" svg:y2="2.328cm"><text:p/></draw: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draw:custom-shape text:anchor-type="paragraph" draw:z-index="2" draw:name="Forma 3" draw:style-name="gr13" svg:width="4.472cm" svg:height="1.879cm" svg:x="6.264cm" svg:y="0.381cm"><text:p text:style-name="P9">Corriente</text:p><text:p text:style-name="P9">(Fuente alimentació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line text:anchor-type="paragraph" draw:z-index="11" draw:name="Línea 1" draw:style-name="gr1" draw:text-style-name="P9" svg:x1="6.264cm" svg:y1="0.873cm" svg:x2="2.639cm" svg:y2="3.519cm"><text:p/></draw:line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><draw:custom-shape text:anchor-type="paragraph" draw:z-index="3" draw:name="Forma 4" draw:style-name="gr12" draw:text-style-name="P9" svg:width="1.932cm" svg:height="1.959cm" svg:x="7.322cm" svg:y="0.265cm"><text:p text:style-name="P9">BIO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 5" draw:style-name="gr11" draw:text-style-name="P9" svg:width="2.647cm" svg:height="1.562cm" svg:x="12.243cm" svg:y="1.482cm"><text:p text:style-name="P9">POS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a 6" draw:style-name="gr10" draw:text-style-name="P9" svg:width="3.855cm" svg:height="1.033cm" svg:x="4.791cm" svg:y="4.683cm"><text:p text:style-name="P9">Chequeo RA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 7" draw:style-name="gr9" draw:text-style-name="P9" svg:width="3.546cm" svg:height="2.223cm" svg:x="1.316cm" svg:y="7.832cm"><text:p text:style-name="P9">Todo Correcto</text:p><text:p text:style-name="P9">Sector de Arranqu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 8" draw:style-name="gr8" svg:width="1.826cm" svg:height="1.694cm" svg:x="7.084cm" svg:y="8.07cm"><text:p text:style-name="P9">ERR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a 9" draw:style-name="gr7" draw:text-style-name="P9" svg:width="3.176cm" svg:height="2.026cm" svg:x="12.164cm" svg:y="9.908cm"><text:p text:style-name="P9">No Grave</text:p><text:p text:style-name="P9">(Mensaje, pitido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 10" draw:style-name="gr6" draw:text-style-name="P9" svg:width="3.202cm" svg:height="1.906cm" svg:x="12.27cm" svg:y="6.35cm"><text:p text:style-name="P9">Grave</text:p><text:p text:style-name="P9">(No enciende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 2" draw:style-name="gr14" draw:text-style-name="P9" svg:width="2.356cm" svg:height="1.271cm" svg:x="1.528cm" svg:y="1.085cm"><text:p text:style-name="P9">CPU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name="Línea 2" draw:style-name="gr1" draw:text-style-name="P9" svg:x1="3.882cm" svg:y1="1.64cm" svg:x2="7.322cm" svg:y2="1.217cm"><text:p/></draw:line><draw:line text:anchor-type="paragraph" draw:z-index="13" draw:name="Línea 3" draw:style-name="gr1" draw:text-style-name="P9" svg:x1="9.253cm" svg:y1="1.217cm" svg:x2="12.243cm" svg:y2="2.275cm"><text:p/></draw:line><draw:line text:anchor-type="paragraph" draw:z-index="14" draw:name="Línea 4" draw:style-name="gr1" draw:text-style-name="P9" svg:x1="12.243cm" svg:y1="2.275cm" svg:x2="6.713cm" svg:y2="4.683cm"><text:p/></draw:line><draw:line text:anchor-type="paragraph" draw:z-index="15" draw:name="Línea 5" draw:style-name="gr1" draw:text-style-name="P9" svg:x1="8.909cm" svg:y1="8.917cm" svg:x2="12.269cm" svg:y2="7.25cm"><text:p/></draw:line><draw:line text:anchor-type="paragraph" draw:z-index="16" draw:name="Línea 6" draw:style-name="gr1" draw:text-style-name="P9" svg:x1="8.909cm" svg:y1="9.181cm" svg:x2="12.163cm" svg:y2="11.007cm"><text:p/></draw:line><draw:line text:anchor-type="paragraph" draw:z-index="17" draw:name="Línea 7" draw:style-name="gr1" draw:text-style-name="P9" svg:x1="6.66cm" svg:y1="5.715cm" svg:x2="8.009cm" svg:y2="8.07cm"><text:p/></draw:line><draw:line text:anchor-type="paragraph" draw:z-index="18" draw:name="Línea 8" draw:style-name="gr1" draw:text-style-name="P9" svg:x1="6.661cm" svg:y1="5.715cm" svg:x2="3.036cm" svg:y2="7.832cm"><text:p/></draw:line><draw:custom-shape text:anchor-type="paragraph" draw:z-index="19" draw:name="Forma 11" draw:style-name="gr5" draw:text-style-name="P9" svg:width="3.917cm" svg:height="1.377cm" svg:x="6.105cm" svg:y="13.335cm"><text:p text:style-name="P9">Gestor de arranqu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Forma 12" draw:style-name="gr4" draw:text-style-name="P9" svg:width="2.408cm" svg:height="1.086cm" svg:x="0.866cm" svg:y="16.113cm"><text:p text:style-name="P9">DRIVER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Forma 13" draw:style-name="gr3" draw:text-style-name="P9" svg:width="2.065cm" svg:height="1.112cm" svg:x="1.686cm" svg:y="12.039cm"><text:p text:style-name="P9">MB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Forma 14" draw:style-name="gr2" draw:text-style-name="P9" svg:width="4.816cm" svg:height="1.033cm" svg:x="7.666cm" svg:y="18.124cm"><text:p text:style-name="P9">Sistema Operativ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3" draw:name="Línea 9" draw:style-name="gr1" draw:text-style-name="P9" svg:x1="3.062cm" svg:y1="10.054cm" svg:x2="2.877cm" svg:y2="12.038cm"><text:p/></draw:line><draw:line text:anchor-type="paragraph" draw:z-index="24" draw:name="Línea 10" draw:style-name="gr1" draw:text-style-name="P9" svg:x1="3.75cm" svg:y1="12.674cm" svg:x2="6.105cm" svg:y2="14.05cm"><text:p/></draw:line><draw:line text:anchor-type="paragraph" draw:z-index="25" draw:name="Línea 11" draw:style-name="gr1" draw:text-style-name="P9" svg:x1="8.089cm" svg:y1="14.711cm" svg:x2="2.136cm" svg:y2="16.113cm"><text:p/></draw:line><draw:line text:anchor-type="paragraph" draw:z-index="26" draw:name="Línea 12" draw:style-name="gr1" draw:text-style-name="P9" svg:x1="3.274cm" svg:y1="16.722cm" svg:x2="7.666cm" svg:y2="18.627cm"><text:p/></draw:line><draw:line text:anchor-type="paragraph" draw:z-index="27" draw:name="Línea 13" draw:style-name="gr1" draw:text-style-name="P9" svg:x1="12.164cm" svg:y1="11.007cm" svg:x2="3.75cm" svg:y2="12.515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4T18:32:01.668000000</dc:date>
    <meta:editing-duration>PT33M10S</meta:editing-duration>
    <meta:editing-cycles>8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16" meta:word-count="409" meta:character-count="2431" meta:non-whitespace-character-count="1989"/>
  </office:meta>
</office:document-meta>
</file>